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ader.getRuleThickn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der.getRule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der.L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eader.setRuleStyle( String sty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eader.setRuleStyle( int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der.getRuleStyleAsString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eader.setRuleThickness( int 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